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198" officeooo:paragraph-rsid="00013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er starten</text:p>
      <text:p text:style-name="P1">client starten </text:p>
      <text:p text:style-name="P1">client nimmt Verbindung zum Server auf</text:p>
      <text:p text:style-name="P1">server speichert verbindungsdaten als thread in client Liste</text:p>
      <text:p text:style-name="P1">server fordert client auf Chatnamen anzugeben</text:p>
      <text:p text:style-name="P1">Eingabe über Textfeld (client)</text:p>
      <text:p text:style-name="P1">client schickt namen an server</text:p>
      <text:p text:style-name="P1">server schickt „name hat sich angemeldet“ an alle threads</text:p>
      <text:p text:style-name="P1">Eingabe einer Nachricht über Textfeld(client)</text:p>
      <text:p text:style-name="P1">client schickt Nachricht an server</text:p>
      <text:p text:style-name="P1">server schickt Nachricht mit „name : Nachricht“ an alle Threads (ChatAre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5:16:42.205000000</meta:creation-date>
    <dc:date>2015-11-14T19:24:00.434000000</dc:date>
    <meta:editing-duration>PT3H52M8S</meta:editing-duration>
    <meta:editing-cycles>1</meta:editing-cycles>
    <meta:document-statistic meta:table-count="0" meta:image-count="0" meta:object-count="0" meta:page-count="1" meta:paragraph-count="11" meta:word-count="63" meta:character-count="442" meta:non-whitespace-character-count="389"/>
    <meta:generator>LibreOffice/4.4.5.2$Windows_x86 LibreOffice_project/a22f674fd25a3b6f45bdebf25400ed2adff0ff99</meta:generator>
  </office:meta>
</office:document-meta>
</file>